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Helvetica" svg:font-family="Helvetica" style:font-family-generic="roman"/>
    <style:font-face style:name="FreeSans2"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margin-left="0cm" fo:margin-right="6.085cm" fo:text-align="start" style:justify-single-word="false" fo:text-indent="0cm" style:auto-text-indent="false"/>
      <style:text-properties style:font-name="Liberation Sans" officeooo:rsid="00117ec8" officeooo:paragraph-rsid="00117ec8"/>
    </style:style>
    <style:style style:name="P2" style:family="paragraph" style:parent-style-name="Standard">
      <style:paragraph-properties fo:margin-left="0cm" fo:margin-right="6.085cm" fo:text-align="start" style:justify-single-word="false" fo:text-indent="0cm" style:auto-text-indent="false"/>
      <style:text-properties style:font-name="Liberation Sans" fo:font-style="italic" officeooo:rsid="00117ec8" officeooo:paragraph-rsid="0012d6c8" style:font-style-asian="italic" style:font-style-complex="italic"/>
    </style:style>
    <style:style style:name="P3" style:family="paragraph" style:parent-style-name="Standard">
      <style:paragraph-properties fo:margin-left="0cm" fo:margin-right="6.085cm" fo:text-align="start" style:justify-single-word="false" fo:text-indent="0cm" style:auto-text-indent="false"/>
      <style:text-properties style:font-name="Liberation Sans" fo:font-style="italic" officeooo:rsid="00117ec8" officeooo:paragraph-rsid="00145660" style:font-style-asian="italic" style:font-style-complex="italic"/>
    </style:style>
    <style:style style:name="P4" style:family="paragraph" style:parent-style-name="Standard">
      <style:paragraph-properties fo:margin-left="0cm" fo:margin-right="6.085cm" fo:text-align="start" style:justify-single-word="false" fo:text-indent="0cm" style:auto-text-indent="false"/>
      <style:text-properties style:font-name="Liberation Sans" fo:font-style="italic" style:font-style-asian="italic" style:font-style-complex="italic"/>
    </style:style>
    <style:style style:name="P5" style:family="paragraph" style:parent-style-name="Standard" style:master-page-name="">
      <style:paragraph-properties fo:margin-left="0cm" fo:margin-right="6.085cm" fo:text-align="start" style:justify-single-word="false" fo:text-indent="0cm" style:auto-text-indent="false" style:page-number="auto"/>
      <style:text-properties fo:color="#231f20" style:font-name="Helvetica" fo:font-size="7.5pt" fo:font-style="normal" fo:font-weight="normal" style:font-size-asian="7.5pt" style:font-style-asian="normal" style:font-weight-asian="normal"/>
    </style:style>
    <style:style style:name="P6" style:family="paragraph" style:parent-style-name="Standard">
      <style:paragraph-properties fo:margin-left="0cm" fo:margin-right="6.085cm" fo:text-align="start" style:justify-single-word="false" fo:text-indent="0cm" style:auto-text-indent="false"/>
      <style:text-properties fo:color="#231f20" style:font-name="Helvetica" fo:font-size="7.5pt" fo:font-style="normal" fo:font-weight="normal" style:font-size-asian="7.5pt" style:font-style-asian="normal" style:font-weight-asian="normal"/>
    </style:style>
    <style:style style:name="P7" style:family="paragraph" style:parent-style-name="Standard">
      <style:paragraph-properties fo:margin-left="0cm" fo:margin-right="6.085cm" fo:text-align="start" style:justify-single-word="false" fo:text-indent="0cm" style:auto-text-indent="false"/>
      <style:text-properties fo:color="#231f20" style:font-name="Liberation Sans" fo:font-size="7.5pt" fo:font-style="normal" fo:font-weight="normal" officeooo:rsid="00117ec8" officeooo:paragraph-rsid="00117ec8" style:font-size-asian="7.5pt" style:font-style-asian="normal" style:font-weight-asian="normal"/>
    </style:style>
    <style:style style:name="P8" style:family="paragraph" style:parent-style-name="Standard">
      <style:paragraph-properties fo:margin-left="0cm" fo:margin-right="6.085cm" fo:text-align="start" style:justify-single-word="false" fo:text-indent="0cm" style:auto-text-indent="false"/>
      <style:text-properties fo:color="#231f20" style:font-name="Liberation Sans" fo:font-size="7.5pt" fo:font-style="italic" fo:font-weight="normal" officeooo:rsid="00117ec8" officeooo:paragraph-rsid="0012d6c8" style:font-size-asian="7.5pt" style:font-style-asian="italic" style:font-weight-asian="normal" style:font-style-complex="italic"/>
    </style:style>
    <style:style style:name="P9" style:family="paragraph" style:parent-style-name="Standard">
      <style:paragraph-properties fo:margin-left="0cm" fo:margin-right="6.085cm" fo:text-align="start" style:justify-single-word="false" fo:text-indent="0cm" style:auto-text-indent="false"/>
      <style:text-properties fo:color="#231f20" style:font-name="Liberation Sans" fo:font-size="7.5pt" fo:font-style="italic" fo:font-weight="normal" officeooo:rsid="00117ec8" officeooo:paragraph-rsid="00117ec8" style:font-size-asian="7.5pt" style:font-style-asian="italic" style:font-weight-asian="normal" style:font-style-complex="italic"/>
    </style:style>
    <style:style style:name="P10" style:family="paragraph" style:parent-style-name="Standard" style:list-style-name="L1">
      <style:paragraph-properties fo:margin-left="0cm" fo:margin-right="6.085cm" fo:text-align="start" style:justify-single-word="false" fo:text-indent="0cm" style:auto-text-indent="false"/>
      <style:text-properties style:font-name="Liberation Sans" officeooo:rsid="00117ec8" officeooo:paragraph-rsid="00117ec8"/>
    </style:style>
    <style:style style:name="P11" style:family="paragraph" style:parent-style-name="Standard">
      <style:paragraph-properties fo:margin-left="0cm" fo:margin-right="6.085cm" fo:text-align="start" style:justify-single-word="false" fo:text-indent="0cm" style:auto-text-indent="false"/>
      <style:text-properties style:font-name="Liberation Sans" officeooo:rsid="00117ec8" officeooo:paragraph-rsid="00155beb"/>
    </style:style>
    <style:style style:name="T1" style:family="text">
      <style:text-properties fo:color="#231f20" fo:font-size="7.5pt" fo:font-style="normal" fo:font-weight="normal" style:font-size-asian="7.5pt" style:font-style-asian="normal" style:font-weight-asian="normal"/>
    </style:style>
    <style:style style:name="T2" style:family="text">
      <style:text-properties fo:color="#231f20" fo:font-size="7.5pt" fo:font-style="normal" fo:font-weight="normal" officeooo:rsid="0012d6c8" style:font-size-asian="7.5pt" style:font-style-asian="normal" style:font-weight-asian="normal"/>
    </style:style>
    <style:style style:name="T3" style:family="text">
      <style:text-properties fo:color="#231f20" fo:font-size="7.5pt" fo:font-style="normal" fo:font-weight="normal" officeooo:rsid="00145660" style:font-size-asian="7.5pt" style:font-style-asian="normal" style:font-weight-asian="normal"/>
    </style:style>
    <style:style style:name="T4" style:family="text">
      <style:text-properties fo:color="#231f20" fo:font-size="7.5pt" fo:font-style="normal" fo:font-weight="bold" style:font-size-asian="7.5pt" style:font-style-asian="normal" style:font-weight-asian="bold" style:font-weight-complex="bold"/>
    </style:style>
    <style:style style:name="T5" style:family="text">
      <style:text-properties fo:color="#231f20" fo:font-size="7.5pt" fo:font-style="normal" fo:font-weight="bold" officeooo:rsid="0012d6c8" style:font-size-asian="7.5pt" style:font-style-asian="normal" style:font-weight-asian="bold" style:font-weight-complex="bold"/>
    </style:style>
    <style:style style:name="T6" style:family="text">
      <style:text-properties fo:color="#231f20" fo:font-size="7.5pt" fo:font-style="normal" fo:font-weight="bold" officeooo:rsid="00155beb" style:font-size-asian="7.5pt" style:font-style-asian="normal" style:font-weight-asian="bold" style:font-weight-complex="bold"/>
    </style:style>
    <style:style style:name="T7" style:family="text">
      <style:text-properties fo:color="#231f20" fo:font-size="7.5pt" fo:font-style="italic" fo:font-weight="normal" style:font-size-asian="7.5pt" style:font-style-asian="italic" style:font-weight-asian="normal" style:font-style-complex="italic"/>
    </style:style>
    <style:style style:name="T8" style:family="text">
      <style:text-properties fo:color="#231f20" fo:font-size="7.5pt" fo:font-style="italic" fo:font-weight="normal" officeooo:rsid="0012d6c8" style:font-size-asian="7.5pt" style:font-style-asian="italic" style:font-weight-asian="normal" style:font-style-complex="italic"/>
    </style:style>
    <style:style style:name="T9" style:family="text">
      <style:text-properties fo:color="#231f20" fo:font-size="7.5pt" fo:font-style="italic" fo:font-weight="normal" officeooo:rsid="00145660" style:font-size-asian="7.5pt" style:font-style-asian="italic" style:font-weight-asian="normal" style:font-style-complex="italic"/>
    </style:style>
    <style:style style:name="T10" style:family="text">
      <style:text-properties fo:color="#231f20" fo:font-size="7.5pt" fo:font-weight="normal" style:font-size-asian="7.5pt" style:font-weight-asian="normal"/>
    </style:style>
    <style:style style:name="T11" style:family="text">
      <style:text-properties fo:color="#231f20" fo:font-size="7.5pt" fo:font-weight="normal" officeooo:rsid="0012d6c8" style:font-size-asian="7.5pt" style:font-weight-asian="normal"/>
    </style:style>
    <style:style style:name="T12" style:family="text">
      <style:text-properties fo:color="#231f20" fo:font-size="7.5pt" fo:font-weight="normal" officeooo:rsid="00145660" style:font-size-asian="7.5pt" style:font-weight-asian="normal"/>
    </style:style>
    <style:style style:name="T13" style:family="text">
      <style:text-properties fo:color="#231f20" style:font-name="Liberation Sans1" fo:font-size="7.5pt" fo:font-style="normal" fo:font-weight="bold" officeooo:rsid="00155beb" style:font-name-asian="Liberation Sans1" style:font-size-asian="7.5pt" style:font-style-asian="normal" style:font-weight-asian="bold" style:font-name-complex="Liberation Sans1"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231f20" draw:marker-start="" draw:marker-end=""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231f20" draw:marker-start="" draw:marker-end="" draw:fill="none" fo:padding-top="0.018cm" fo:padding-bottom="0.018cm" fo:padding-left="0.018cm" fo:padding-right="0.018cm" style:run-through="foreground"/>
    </style:style>
    <style:style style:name="gr4" style:family="graphic">
      <style:graphic-properties draw:stroke="solid" svg:stroke-width="0.018cm" svg:stroke-color="#231f20" draw:marker-start="" draw:marker-end="" draw:fill="none" fo:padding-top="0.009cm" fo:padding-bottom="0.009cm" fo:padding-left="0.009cm" fo:padding-right="0.009cm" style:run-through="foreground"/>
    </style:style>
    <style:style style:name="gr5" style:family="graphic">
      <style:graphic-properties draw:stroke="none" draw:marker-start="" draw:marker-end="" draw:fill="solid" draw:fill-color="#231f2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path text:anchor-type="paragraph" draw:z-index="0" draw:style-name="gr1" svg:width="5.538cm" svg:height="0.681cm" svg:x="0cm" svg:y="0.002cm" svg:viewBox="0 0 5539 682" svg:d="m5333 682c114 0 206-153 206-341s-92-341-206-341h-5127c-113 0-206 153-206 341s93 341 206 341z"><text:p/></draw:path><draw:g text:anchor-type="paragraph" draw:z-index="1" draw:style-name="gr2"><draw:path draw:style-name="gr3" svg:width="5.538cm" svg:height="0.681cm" svg:x="0cm" svg:y="0cm" svg:viewBox="0 0 5539 682" svg:d="m5333 682c114 0 206-153 206-341s-92-341-206-341h-5127c-113 0-206 153-206 341s93 341 206 341z"><text:p/></draw:path><draw:path draw:style-name="gr4" svg:width="0.205cm" svg:height="0.681cm" svg:x="0.206cm" svg:y="0cm" svg:viewBox="0 0 206 682" svg:d="m0 0c114 0 206 153 206 341s-92 341-206 341"><text:p/></draw:path><draw:path draw:style-name="gr5" svg:width="0.278cm" svg:height="0.676cm" svg:x="0.4cm" svg:y="0cm" svg:viewBox="0 0 279 677" svg:d="m147 0c80 64 132 191 132 341 0 146-50 271-126 336l-153-1c88 0 182-174 182-335s-88-329-176-329z"><text:p/></draw:path><draw:path draw:style-name="gr4" svg:width="0.278cm" svg:height="0.676cm" svg:x="0.4cm" svg:y="0cm" svg:viewBox="0 0 279 677" svg:d="m147 0c80 64 132 191 132 341 0 146-50 271-126 336l-153-1c88 0 182-174 182-335s-88-329-176-329"><text:p/></draw:path><draw:path draw:style-name="gr4" svg:width="0.278cm" svg:height="0.676cm" svg:x="0.4cm" svg:y="0cm" svg:viewBox="0 0 279 677" svg:d="m147 0c80 64 132 191 132 341 0 146-50 271-126 336l-153-1c88 0 182-174 182-335s-88-329-176-329"><text:p/></draw:path><draw:path draw:style-name="gr5" svg:width="0.278cm" svg:height="0.676cm" svg:x="0.753cm" svg:y="0cm" svg:viewBox="0 0 279 677" svg:d="m147 0c79 64 132 191 132 341 0 146-50 271-126 336l-153-1c88 0 182-174 182-335s-89-329-176-329z"><text:p/></draw:path><draw:path draw:style-name="gr4" svg:width="0.278cm" svg:height="0.676cm" svg:x="0.753cm" svg:y="0cm" svg:viewBox="0 0 279 677" svg:d="m147 0c79 64 132 191 132 341 0 146-50 271-126 336l-153-1c88 0 182-174 182-335s-89-329-176-329"><text:p/></draw:path><draw:path draw:style-name="gr4" svg:width="0.278cm" svg:height="0.676cm" svg:x="0.753cm" svg:y="0cm" svg:viewBox="0 0 279 677" svg:d="m147 0c79 64 132 191 132 341 0 146-50 271-126 336l-153-1c88 0 182-174 182-335s-89-329-176-329"><text:p/></draw:path><draw:path draw:style-name="gr5" svg:width="0.278cm" svg:height="0.676cm" svg:x="1.106cm" svg:y="0cm" svg:viewBox="0 0 279 677" svg:d="m147 0c79 64 132 191 132 341 0 146-50 271-126 336l-153-1c87 0 182-174 182-335s-89-329-176-329z"><text:p/></draw:path><draw:path draw:style-name="gr4" svg:width="0.278cm" svg:height="0.676cm" svg:x="1.106cm" svg:y="0cm" svg:viewBox="0 0 279 677" svg:d="m147 0c79 64 132 191 132 341 0 146-50 271-126 336l-153-1c87 0 182-174 182-335s-89-329-176-329"><text:p/></draw:path><draw:path draw:style-name="gr4" svg:width="0.278cm" svg:height="0.676cm" svg:x="1.106cm" svg:y="0cm" svg:viewBox="0 0 279 677" svg:d="m147 0c79 64 132 191 132 341 0 146-50 271-126 336l-153-1c87 0 182-174 182-335s-89-329-176-329"><text:p/></draw:path><draw:path draw:style-name="gr5" svg:width="0.279cm" svg:height="0.676cm" svg:x="1.458cm" svg:y="0cm" svg:viewBox="0 0 280 677" svg:d="m148 0c79 64 132 191 132 341 0 146-51 271-127 336l-153-1c88 0 183-174 183-335s-89-329-177-329z"><text:p/></draw:path><draw:path draw:style-name="gr4" svg:width="0.279cm" svg:height="0.676cm" svg:x="1.458cm" svg:y="0cm" svg:viewBox="0 0 280 677" svg:d="m148 0c79 64 132 191 132 341 0 146-51 271-127 336l-153-1c88 0 183-174 183-335s-89-329-177-329"><text:p/></draw:path><draw:path draw:style-name="gr4" svg:width="0.279cm" svg:height="0.676cm" svg:x="1.458cm" svg:y="0cm" svg:viewBox="0 0 280 677" svg:d="m148 0c79 64 132 191 132 341 0 146-51 271-127 336l-153-1c88 0 183-174 183-335s-89-329-177-329"><text:p/></draw:path><draw:line draw:style-name="gr4" svg:x1="0.7cm" svg:y1="1.482cm" svg:x2="0.89cm" svg:y2="0.876cm"><text:p/></draw:line><draw:path draw:style-name="gr5" svg:width="0.125cm" svg:height="0.223cm" svg:x="0.812cm" svg:y="0.725cm" svg:viewBox="0 0 126 224" svg:d="m73 168-72 18-1-3 70-86c19-32 37-64 56-97-4 37-7 74-10 111l8 111-2 2z"><text:p/></draw:path><draw:path draw:style-name="gr4" svg:width="0.125cm" svg:height="0.223cm" svg:x="0.812cm" svg:y="0.725cm" svg:viewBox="0 0 126 224" svg:d="m73 168-72 18-1-3 70-86c19-32 37-64 56-97-4 37-7 74-10 111l8 111-2 2-49-56"><text:p/></draw:path></draw:g></text:p>
      <text:p text:style-name="P6"/>
      <text:p text:style-name="P6"/>
      <text:p text:style-name="P6"/>
      <text:p text:style-name="P7">Contractile proteins in muscle fibers are</text:p>
      <text:p text:style-name="P7">powered solely by high-energy ATP</text:p>
      <text:p text:style-name="P7"/>
      <text:p text:style-name="P1"><text:span text:style-name="T4">1. IMMEDIATE FUELS </text:span><text:span text:style-name="T1"><text:tab/>ATP stores in fibers (available ~3 s) </text:span></text:p>
      <text:p text:style-name="P1"><text:span text:style-name="T7">These ATP sources require no oxygen and produce no waste. There is therefore no transport dela</text:span><text:span text:style-name="T8">y but they must be continuously replenished</text:span><text:span text:style-name="T7">. </text:span><text:span text:style-name="T9">Efficiency to mecanical work ~50%.</text:span></text:p>
      <text:p text:style-name="P7"><text:tab/><text:tab/><text:tab/>PCr stores in fibers (available ~10 s)</text:p>
      <text:p text:style-name="P7"/>
      <text:p text:style-name="P11"><text:span text:style-name="T4">2. </text:span><text:span text:style-name="T5">MEDIU</text:span><text:span text:style-name="T6">M</text:span><text:span text:style-name="T13">–</text:span><text:span text:style-name="T4">TERM FUELS </text:span><text:span text:style-name="T1"><text:tab/>Carbohydrates of the (CH2O)n variety, primarily glucose, its long-chain form glycogen, and its partially reacted forms pyruvate/lactate. (available ~</text:span><text:span text:style-name="T2">2 h</text:span><text:span text:style-name="T1">)</text:span></text:p>
      <text:p text:style-name="P2"><text:span text:style-name="T10">Sufficient glycogen is stored in the muscles for immediate use, giving two hours of high power, or a few minutes of extreme power. </text:span><text:span text:style-name="T11">G</text:span><text:span text:style-name="T10">lucose circulates in the blood for the use of muscles and the brain, delivered from the intestines or from breakdown of liver glycogen. Glycogen does not circulate.</text:span></text:p>
      <text:p text:style-name="P8"><text:s/></text:p>
      <text:p text:style-name="P8">There are two stages of carbohydrate use in muscles: Stage 1 is the fast nonoxidative (anaerobic) glycolysis/glycogenolysis to pyruvate, which has the greatest potential in FG or FOG fibers. It delivers only 7 percent of the available energy in carbohydrate. No oxygen is required. Glycogen is in place. Glucose is brought in. This stage is potentially very powerful for one or two minutes. The excess unoxidized pyruvate accumulates as lactate. It must be cleared from working fibers. It enters neighboring fibers or is transported by blood to far fibers or the liver. May oxidize or reconstitute glycogen later. Inadequate transport or take-up limits high-power activity.</text:p>
      <text:p text:style-name="P8"/>
      <text:p text:style-name="P3"><text:span text:style-name="T10">Stage 2 takes the oxidizable pyruvate at a limited rate to produce slow complete oxidation within the mitochondria of SO or fOG fibers to deliver the remaining 93 percent of energy. Oxygen supply is essential. </text:span><text:span text:style-name="T12">Efficiency ~50% to ATP, i.e. ~25% to mecanical work.</text:span></text:p>
      <text:p text:style-name="P9"/>
      <text:list xml:id="list7598859594066388569" text:style-name="L1">
        <text:list-header>
          <text:p text:style-name="P10"><text:span text:style-name="T5">3. </text:span><text:span text:style-name="T4">LONG</text:span><text:span text:style-name="T13">–</text:span><text:span text:style-name="T4">TERM FUELS </text:span><text:span text:style-name="T1"><text:tab/>Fats (Lipids). Energy-rich compounds composed primarily of carbon and hydrogen that are stored throughout the body. </text:span><text:span text:style-name="T2">(available several days </text:span><text:span text:style-name="T3">and more</text:span><text:span text:style-name="T2">)</text:span></text:p>
        </text:list-header>
      </text:list>
      <text:p text:style-name="P9">These are mobilized and transported slowly to fibers. Oxygen is also required. They are used primarily by the weaker SO fibers. Fats are the main fuel while resting or gently exercising. High power levels suppress fat usage. Endurance training mobilizes fat and increases its usage at medium and high power, improves oxygen delivery and increases oxidizing structures, e.g., mitochondria.</text:p>
      <text:p text:style-name="P7"/>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Helvetica" svg:font-family="Helvetica" style:font-family-generic="roman"/>
    <style:font-face style:name="FreeSans2"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Objekt_20_mit_20_Pfeilspitze" style:display-name="Objekt mit Pfeilspitze" style:family="paragraph" style:parent-style-name="Standard" style:default-outline-level=""/>
    <style:style style:name="Objekt_20_mit_20_Schatten" style:display-name="Objekt mit Schatten" style:family="paragraph" style:parent-style-name="Standard" style:default-outline-level=""/>
    <style:style style:name="Objekt_20_ohne_20_Füllung" style:display-name="Objekt ohne Füllung" style:family="paragraph" style:parent-style-name="Standard" style:default-outline-level=""/>
    <style:style style:name="Objekt_20_ohne_20_Füllung_20_und_20_Linie" style:display-name="Objekt ohne Füllung und Linie" style:family="paragraph" style:parent-style-name="Standard" style:default-outline-level=""/>
    <style:style style:name="Textkörper_20_Blocksatz" style:display-name="Textkörper Blocksatz" style:family="paragraph" style:parent-style-name="Standard" style:default-outline-level="">
      <style:paragraph-properties fo:text-align="start" style:justify-single-word="false"/>
    </style:style>
    <style:style style:name="Titel1" style:family="paragraph" style:parent-style-name="Standard" style:default-outline-level="">
      <style:paragraph-properties fo:text-align="center" style:justify-single-word="false"/>
      <style:text-properties fo:font-size="24pt" style:font-size-asian="24pt"/>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Überschrift1" style:family="paragraph" style:parent-style-name="Standard" style:default-outline-level="">
      <style:paragraph-properties fo:margin-top="0.42cm" fo:margin-bottom="0.21cm" style:contextual-spacing="false"/>
      <style:text-properties fo:font-size="18pt" fo:font-weight="bold" style:font-size-asian="18pt" style:font-weight-asian="bold"/>
    </style:style>
    <style:style style:name="Überschrift2" style:family="paragraph" style:parent-style-name="Standard" style:default-outline-level="">
      <style:paragraph-properties fo:margin-top="0.42cm" fo:margin-bottom="0.21cm" style:contextual-spacing="false"/>
      <style:text-properties fo:font-size="14pt" fo:font-style="italic" fo:font-weight="bold" style:font-size-asian="14pt" style:font-style-asian="italic" style:font-weight-asian="bold"/>
    </style:style>
    <style:style style:name="Maßlini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text-outline="false" style:text-line-through-styl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cm" fo:margin-bottom="0.499cm" style:contextual-spacing="false" fo:orphans="2" fo:widows="2" style:writing-mode="lr-tb"/>
      <style:text-properties style:text-outline="false" style:text-line-through-styl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cm" fo:margin-bottom="0.4cm"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cm" fo:margin-bottom="0.3cm"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cm" fo:margin-bottom="0.199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 Schmidt</meta:initial-creator>
    <meta:creation-date>2017-07-10T09:56:40.802122996</meta:creation-date>
    <dc:date>2018-05-30T13:51:03.233036013</dc:date>
    <dc:creator>Theo Schmidt</dc:creator>
    <meta:editing-duration>PT32M44S</meta:editing-duration>
    <meta:editing-cycles>4</meta:editing-cycles>
    <meta:generator>LibreOffice/4.1.6.2$Linux_X86_64 LibreOffice_project/410m0$Build-2</meta:generator>
    <meta:document-statistic meta:table-count="0" meta:image-count="0" meta:object-count="0" meta:page-count="1" meta:paragraph-count="12" meta:word-count="362" meta:character-count="2310" meta:non-whitespace-character-count="1953"/>
  </office:meta>
</office:document-meta>
</file>